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1.374cm" fo:break-before="auto" style:use-optimal-row-height="false"/>
    </style:style>
    <style:style style:name="ro4" style:family="table-row">
      <style:table-row-properties style:row-height="1.286cm" fo:break-before="auto" style:use-optimal-row-height="false"/>
    </style:style>
    <style:style style:name="ro5" style:family="table-row">
      <style:table-row-properties style:row-height="0.58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614cm" fo:break-before="auto" style:use-optimal-row-height="true"/>
    </style:style>
    <style:style style:name="ro8" style:family="table-row">
      <style:table-row-properties style:row-height="2.106cm" fo:break-before="auto" style:use-optimal-row-height="true"/>
    </style:style>
    <style:style style:name="ro9" style:family="table-row">
      <style:table-row-properties style:row-height="1.111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1.52cm" fo:break-before="auto" style:use-optimal-row-height="true"/>
    </style:style>
    <style:style style:name="ro12" style:family="table-row">
      <style:table-row-properties style:row-height="1.637cm" fo:break-before="auto" style:use-optimal-row-height="true"/>
    </style:style>
    <style:style style:name="ro13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20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1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9" table:number-columns-repeated="2"/>
          <table:table-cell table:style-name="ce29" office:value-type="string">
            <text:p>GPS</text:p>
          </table:table-cell>
          <table:table-cell table:style-name="ce29" office:value-type="string">
            <text:p>concate</text:p>
          </table:table-cell>
          <table:table-cell table:style-name="ce29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1-21_11-56-52_000.jpg</text:p>
          </table:table-cell>
          <table:table-cell table:style-name="ce15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8 E-139-34-49.76</text:p>
          </table:table-cell>
          <table:table-cell table:style-name="ce30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1-21_15-12-01_000.jpg</text:p>
          </table:table-cell>
          <table:table-cell table:style-name="ce19" office:value-type="string">
            <text:p>:m 東和 PHOTO / 191122f / 代官山駅 / 渋谷区猿楽町計画ⅡB / １名 / 旭日電気工業（三井住友建設） / 資料</text:p>
          </table:table-cell>
          <table:table-cell table:style-name="ce3"/>
          <table:table-cell table:style-name="ce3"/>
          <table:table-cell table:style-name="ce3" office:value-type="string">
            <text:p>N-35-35-28.71 E-139-34-49.32</text:p>
          </table:table-cell>
          <table:table-cell table:style-name="ce30" table:formula="of:=IF([.E3]=&quot;&quot;;[.C3];CONCATENATE([.C3];&quot; / &quot;;[.E3]))" office:value-type="string" office:string-value=":m 東和 PHOTO / 191122f / 代官山駅 / 渋谷区猿楽町計画ⅡB / １名 / 旭日電気工業（三井住友建設） / 資料">
            <text:p>:m 東和 PHOTO / 191122f / 代官山駅 / 渋谷区猿楽町計画ⅡB / １名 / 旭日電気工業（三井住友建設） / 資料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1-21_15-13-04_000.jpg</text:p>
          </table:table-cell>
          <table:table-cell table:style-name="ce19" office:value-type="string">
            <text:p>:m 東和 PHOTO / 191122f / 代官山駅 / 渋谷区猿楽町計画ⅡB / １名 / 旭日電気工業（三井住友建設） / 資料</text:p>
          </table:table-cell>
          <table:table-cell table:style-name="ce23"/>
          <table:table-cell table:style-name="ce3"/>
          <table:table-cell table:style-name="ce3" office:value-type="string">
            <text:p>N-35-35-28.66 E-139-34-49.43</text:p>
          </table:table-cell>
          <table:table-cell table:style-name="ce30" table:formula="of:=IF([.E4]=&quot;&quot;;[.C4];CONCATENATE([.C4];&quot; / &quot;;[.E4]))" office:value-type="string" office:string-value=":m 東和 PHOTO / 191122f / 代官山駅 / 渋谷区猿楽町計画ⅡB / １名 / 旭日電気工業（三井住友建設） / 資料">
            <text:p>:m 東和 PHOTO / 191122f / 代官山駅 / 渋谷区猿楽町計画ⅡB / １名 / 旭日電気工業（三井住友建設） / 資料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1-21_15-14-15_000.jpg</text:p>
          </table:table-cell>
          <table:table-cell table:style-name="ce19" office:value-type="string">
            <text:p>:m 東和 PHOTO / 191122f / 代官山駅 / 渋谷区猿楽町計画ⅡB / １名 / 旭日電気工業（三井住友建設） / 資料</text:p>
          </table:table-cell>
          <table:table-cell table:style-name="ce22"/>
          <table:table-cell table:style-name="ce3"/>
          <table:table-cell table:style-name="ce3" office:value-type="string">
            <text:p>N-35-35-28.38 E-139-34-49.71</text:p>
          </table:table-cell>
          <table:table-cell table:style-name="ce30" table:formula="of:=IF([.E5]=&quot;&quot;;[.C5];CONCATENATE([.C5];&quot; / &quot;;[.E5]))" office:value-type="string" office:string-value=":m 東和 PHOTO / 191122f / 代官山駅 / 渋谷区猿楽町計画ⅡB / １名 / 旭日電気工業（三井住友建設） / 資料">
            <text:p>:m 東和 PHOTO / 191122f / 代官山駅 / 渋谷区猿楽町計画ⅡB / １名 / 旭日電気工業（三井住友建設） / 資料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2019-11-21_15-15-04_000.jpg</text:p>
          </table:table-cell>
          <table:table-cell table:style-name="ce19" office:value-type="string">
            <text:p>:m 東和 PHOTO / 191122f / 代官山駅 / 渋谷区猿楽町計画ⅡB / １名 / 旭日電気工業（三井住友建設） / 資料</text:p>
          </table:table-cell>
          <table:table-cell table:style-name="ce22"/>
          <table:table-cell table:style-name="ce3"/>
          <table:table-cell table:style-name="ce3" office:value-type="string">
            <text:p>N-35-35-28.61 E-139-34-49.38</text:p>
          </table:table-cell>
          <table:table-cell table:style-name="ce30" table:formula="of:=IF([.E6]=&quot;&quot;;[.C6];CONCATENATE([.C6];&quot; / &quot;;[.E6]))" office:value-type="string" office:string-value=":m 東和 PHOTO / 191122f / 代官山駅 / 渋谷区猿楽町計画ⅡB / １名 / 旭日電気工業（三井住友建設） / 資料">
            <text:p>:m 東和 PHOTO / 191122f / 代官山駅 / 渋谷区猿楽町計画ⅡB / １名 / 旭日電気工業（三井住友建設） / 資料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1-21_15-15-15_000.jpg</text:p>
          </table:table-cell>
          <table:table-cell table:style-name="ce19" office:value-type="string">
            <text:p>:m 東和 PHOTO / 191122f / 代官山駅 / 渋谷区猿楽町計画ⅡB / １名 / 旭日電気工業（三井住友建設） / 資料</text:p>
          </table:table-cell>
          <table:table-cell table:style-name="ce12"/>
          <table:table-cell table:style-name="ce3"/>
          <table:table-cell table:style-name="ce3" office:value-type="string">
            <text:p>N-35-35-28.74 E-139-34-49.38</text:p>
          </table:table-cell>
          <table:table-cell table:style-name="ce30" table:formula="of:=IF([.E7]=&quot;&quot;;[.C7];CONCATENATE([.C7];&quot; / &quot;;[.E7]))" office:value-type="string" office:string-value=":m 東和 PHOTO / 191122f / 代官山駅 / 渋谷区猿楽町計画ⅡB / １名 / 旭日電気工業（三井住友建設） / 資料">
            <text:p>:m 東和 PHOTO / 191122f / 代官山駅 / 渋谷区猿楽町計画ⅡB / １名 / 旭日電気工業（三井住友建設） / 資料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1-21_15-15-36_000.jpg</text:p>
          </table:table-cell>
          <table:table-cell table:style-name="ce19" office:value-type="string">
            <text:p>:m 東和 PHOTO / 191122f / 代官山駅 / 渋谷区猿楽町計画ⅡB / １名 / 旭日電気工業（三井住友建設） / 資料</text:p>
          </table:table-cell>
          <table:table-cell table:style-name="ce22"/>
          <table:table-cell table:style-name="ce3"/>
          <table:table-cell table:style-name="ce3" office:value-type="string">
            <text:p>N-35-35-28.74 E-139-34-49.38</text:p>
          </table:table-cell>
          <table:table-cell table:style-name="ce30" table:formula="of:=IF([.E8]=&quot;&quot;;[.C8];CONCATENATE([.C8];&quot; / &quot;;[.E8]))" office:value-type="string" office:string-value=":m 東和 PHOTO / 191122f / 代官山駅 / 渋谷区猿楽町計画ⅡB / １名 / 旭日電気工業（三井住友建設） / 資料">
            <text:p>:m 東和 PHOTO / 191122f / 代官山駅 / 渋谷区猿楽町計画ⅡB / １名 / 旭日電気工業（三井住友建設） / 資料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1-21_15-19-00_000.jpg</text:p>
          </table:table-cell>
          <table:table-cell table:style-name="ce19" office:value-type="string">
            <text:p>:m 東和 PHOTO / 191122f / 代官山駅 / 渋谷区猿楽町計画ⅡB / １名 / 旭日電気工業（三井住友建設） / 資料</text:p>
          </table:table-cell>
          <table:table-cell table:style-name="ce23"/>
          <table:table-cell table:style-name="ce3"/>
          <table:table-cell table:style-name="ce3" office:value-type="string">
            <text:p>N-35-35-28.89 E-139-34-49.49</text:p>
          </table:table-cell>
          <table:table-cell table:style-name="ce30" table:formula="of:=IF([.E9]=&quot;&quot;;[.C9];CONCATENATE([.C9];&quot; / &quot;;[.E9]))" office:value-type="string" office:string-value=":m 東和 PHOTO / 191122f / 代官山駅 / 渋谷区猿楽町計画ⅡB / １名 / 旭日電気工業（三井住友建設） / 資料">
            <text:p>:m 東和 PHOTO / 191122f / 代官山駅 / 渋谷区猿楽町計画ⅡB / １名 / 旭日電気工業（三井住友建設） / 資料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1-21_16-16-19_000.jpg</text:p>
          </table:table-cell>
          <table:table-cell table:style-name="ce14" office:value-type="string">
            <text:p>:bookmemo / ページメモ / 『エコノミークラス症候群の原因と予防ストレッチ』 / 著者=原幸夫、監修 / p.112 / 筋肉をゆるめてリラックスする方法</text:p>
          </table:table-cell>
          <table:table-cell table:style-name="ce22"/>
          <table:table-cell table:style-name="ce3"/>
          <table:table-cell table:style-name="ce3" office:value-type="string">
            <text:p>N-35-35-28.34 E-139-34-49.65</text:p>
          </table:table-cell>
          <table:table-cell table:style-name="ce30" table:formula="of:=IF([.E10]=&quot;&quot;;[.C10];CONCATENATE([.C10];&quot; / &quot;;[.E10]))" office:value-type="string" office:string-value=":bookmemo / ページメモ / 『エコノミークラス症候群の原因と予防ストレッチ』 / 著者=原幸夫、監修 / p.112 / 筋肉をゆるめてリラックスする方法">
            <text:p>:bookmemo / ページメモ / 『エコノミークラス症候群の原因と予防ストレッチ』 / 著者=原幸夫、監修 / p.112 / 筋肉をゆるめてリラックスする方法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1-21_16-16-32_000.jpg</text:p>
          </table:table-cell>
          <table:table-cell table:style-name="ce14" office:value-type="string">
            <text:p>:bookmemo / ページメモ / 『エコノミークラス症候群の原因と予防ストレッチ』 / 著者=原幸夫、監修 / p.114 / 筋肉をゆるめてリラックスする方法</text:p>
          </table:table-cell>
          <table:table-cell table:style-name="ce12"/>
          <table:table-cell table:style-name="ce3"/>
          <table:table-cell table:style-name="ce3" office:value-type="string">
            <text:p>N-35-35-28.45 E-139-34-49.93</text:p>
          </table:table-cell>
          <table:table-cell table:style-name="ce30" table:formula="of:=IF([.E11]=&quot;&quot;;[.C11];CONCATENATE([.C11];&quot; / &quot;;[.E11]))" office:value-type="string" office:string-value=":bookmemo / ページメモ / 『エコノミークラス症候群の原因と予防ストレッチ』 / 著者=原幸夫、監修 / p.114 / 筋肉をゆるめてリラックスする方法">
            <text:p>:bookmemo / ページメモ / 『エコノミークラス症候群の原因と予防ストレッチ』 / 著者=原幸夫、監修 / p.114 / 筋肉をゆるめてリラックスする方法</text:p>
          </table:table-cell>
          <table:table-cell table:style-name="ce3" office:value-type="string">
            <text:p>)</text:p>
          </table:table-cell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1-21_18-32-58_000.jpg</text:p>
          </table:table-cell>
          <table:table-cell table:style-name="ce14" office:value-type="string">
            <text:p>:m music / log / gt / || s.1:et-9a.n,tune=DADGAD,em=1p;s1,R=1 || s.2:ct-3.n,em=s1:s2;p1;s3 / N+</text:p>
          </table:table-cell>
          <table:table-cell table:style-name="ce22"/>
          <table:table-cell table:style-name="ce3"/>
          <table:table-cell table:style-name="ce3" office:value-type="string">
            <text:p>N-35-35-28.89 E-139-34-49.54</text:p>
          </table:table-cell>
          <table:table-cell table:style-name="ce30" table:formula="of:=IF([.E12]=&quot;&quot;;[.C12];CONCATENATE([.C12];&quot; / &quot;;[.E12]))" office:value-type="string" office:string-value=":m music / log / gt / || s.1:et-9a.n,tune=DADGAD,em=1p;s1,R=1 || s.2:ct-3.n,em=s1:s2;p1;s3 / N+">
            <text:p>:m music / log / gt / || s.1:et-9a.n,tune=DADGAD,em=1p;s1,R=1 || s.2:ct-3.n,em=s1:s2;p1;s3 / N+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1-21_19-25-08_000.jpg</text:p>
          </table:table-cell>
          <table:table-cell table:style-name="ce20" office:value-type="string">
            <text:p>JVEMV6 52#2 / 52. 自然観察 / 2. grass / field_photos / 雑草、草本、花 / @東急ショッピングパーク、駐車場 / どくだみの草、紅葉している / N-35-35-23.3 E-139-34-45.53</text:p>
          </table:table-cell>
          <table:table-cell table:style-name="ce12"/>
          <table:table-cell table:style-name="ce3" table:formula="of:=[.F13]" office:value-type="string" office:string-value="N-35-35-23.3 E-139-34-45.53">
            <text:p>N-35-35-23.3 E-139-34-45.53</text:p>
          </table:table-cell>
          <table:table-cell table:style-name="ce3" office:value-type="string">
            <text:p>N-35-35-23.3 E-139-34-45.53</text:p>
          </table:table-cell>
          <table:table-cell table:style-name="ce30" table:formula="of:=IF([.E13]=&quot;&quot;;[.C13];CONCATENATE([.C13];&quot; / &quot;;[.E13]))" office:value-type="string" office:string-value="JVEMV6 52#2 / 52. 自然観察 / 2. grass / field_photos / 雑草、草本、花 / @東急ショッピングパーク、駐車場 / どくだみの草、紅葉している / N-35-35-23.3 E-139-34-45.53 / N-35-35-23.3 E-139-34-45.53">
            <text:p>JVEMV6 52#2 / 52. 自然観察 / 2. grass / field_photos / 雑草、草本、花 / @東急ショッピングパーク、駐車場 / どくだみの草、紅葉している / N-35-35-23.3 E-139-34-45.53 / N-35-35-23.3 E-139-34-45.53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1-21_19-25-10_000.jpg</text:p>
          </table:table-cell>
          <table:table-cell table:style-name="ce20" office:value-type="string">
            <text:p>JVEMV6 52#2 / 52. 自然観察 / 2. grass / field_photos / 雑草、草本、花 / @東急ショッピングパーク、駐車場 / どくだみの草、紅葉している / N-35-35-23.3 E-139-34-45.53</text:p>
          </table:table-cell>
          <table:table-cell table:style-name="ce22"/>
          <table:table-cell table:style-name="ce3" table:formula="of:=[.F14]" office:value-type="string" office:string-value="N-35-35-23.3 E-139-34-45.53">
            <text:p>N-35-35-23.3 E-139-34-45.53</text:p>
          </table:table-cell>
          <table:table-cell table:style-name="ce3" office:value-type="string">
            <text:p>N-35-35-23.3 E-139-34-45.53</text:p>
          </table:table-cell>
          <table:table-cell table:style-name="ce30" table:formula="of:=IF([.E14]=&quot;&quot;;[.C14];CONCATENATE([.C14];&quot; / &quot;;[.E14]))" office:value-type="string" office:string-value="JVEMV6 52#2 / 52. 自然観察 / 2. grass / field_photos / 雑草、草本、花 / @東急ショッピングパーク、駐車場 / どくだみの草、紅葉している / N-35-35-23.3 E-139-34-45.53 / N-35-35-23.3 E-139-34-45.53">
            <text:p>JVEMV6 52#2 / 52. 自然観察 / 2. grass / field_photos / 雑草、草本、花 / @東急ショッピングパーク、駐車場 / どくだみの草、紅葉している / N-35-35-23.3 E-139-34-45.53 / N-35-35-23.3 E-139-34-45.53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1-21_19-25-19_000.jpg</text:p>
          </table:table-cell>
          <table:table-cell table:style-name="ce20" office:value-type="string">
            <text:p>JVEMV6 52#2 / 52. 自然観察 / 2. grass / field_photos / 雑草、草本、花 / @東急ショッピングパーク、駐車場 / どくだみの草、紅葉している / N-35-35-23.3 E-139-34-45.53</text:p>
          </table:table-cell>
          <table:table-cell table:style-name="ce12"/>
          <table:table-cell table:style-name="ce3" table:formula="of:=[.F15]" office:value-type="string" office:string-value="N-35-35-23.3 E-139-34-45.53">
            <text:p>N-35-35-23.3 E-139-34-45.53</text:p>
          </table:table-cell>
          <table:table-cell table:style-name="ce3" office:value-type="string">
            <text:p>N-35-35-23.3 E-139-34-45.53</text:p>
          </table:table-cell>
          <table:table-cell table:style-name="ce30" table:formula="of:=IF([.E15]=&quot;&quot;;[.C15];CONCATENATE([.C15];&quot; / &quot;;[.E15]))" office:value-type="string" office:string-value="JVEMV6 52#2 / 52. 自然観察 / 2. grass / field_photos / 雑草、草本、花 / @東急ショッピングパーク、駐車場 / どくだみの草、紅葉している / N-35-35-23.3 E-139-34-45.53 / N-35-35-23.3 E-139-34-45.53">
            <text:p>JVEMV6 52#2 / 52. 自然観察 / 2. grass / field_photos / 雑草、草本、花 / @東急ショッピングパーク、駐車場 / どくだみの草、紅葉している / N-35-35-23.3 E-139-34-45.53 / N-35-35-23.3 E-139-34-45.53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1-21_20-37-00_000.jpg</text:p>
          </table:table-cell>
          <table:table-cell table:style-name="ce20" office:value-type="string">
            <text:p>:m 食べた物</text:p>
          </table:table-cell>
          <table:table-cell table:style-name="ce22"/>
          <table:table-cell table:style-name="ce3"/>
          <table:table-cell table:style-name="ce3" office:value-type="string">
            <text:p>N-35-35-28.4 E-139-34-49.87</text:p>
          </table:table-cell>
          <table:table-cell table:style-name="ce30" table:formula="of:=IF([.E16]=&quot;&quot;;[.C16];CONCATENATE([.C16];&quot; / &quot;;[.E16]))" office:value-type="string" office:string-value=":m 食べた物">
            <text:p>:m 食べた物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19-11-21_22-36-59_000.png</text:p>
          </table:table-cell>
          <table:table-cell table:style-name="ce15" office:value-type="string">
            <text:p>:m :PHOTO 寝た時刻 / 2019</text:p>
          </table:table-cell>
          <table:table-cell table:style-name="ce12"/>
          <table:table-cell table:style-name="ce3"/>
          <table:table-cell table:style-name="ce3"/>
          <table:table-cell table:style-name="ce30" table:formula="of:=IF([.E17]=&quot;&quot;;[.C17];CONCATENATE([.C17];&quot; / &quot;;[.E17]))" office:value-type="string" office:string-value=":m :PHOTO 寝た時刻 / 2019">
            <text:p>:m :PHOTO 寝た時刻 / 2019</text:p>
          </table:table-cell>
          <table:table-cell table:style-name="ce3"/>
          <table:table-cell table:style-name="ce31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19-11-22_04-14-42_000.jpg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style-name="ce3"/>
          <table:table-cell table:style-name="ce3" office:value-type="string">
            <text:p>N-35-35-28.49 E-139-34-49.49</text:p>
          </table:table-cell>
          <table:table-cell table:style-name="ce30" table:formula="of:=IF([.E18]=&quot;&quot;;[.C18];CONCATENATE([.C18];&quot; / &quot;;[.E18]))" office:value-type="string" office:string-value=":m :PHOTO 起きた時刻 / 2019">
            <text:p>:m :PHOTO 起きた時刻 / 2019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19-11-22_05-04-23_000.jpg</text:p>
          </table:table-cell>
          <table:table-cell table:style-name="ce6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8 E-139-34-49.38</text:p>
          </table:table-cell>
          <table:table-cell table:style-name="ce30" table:formula="of:=IF([.E19]=&quot;&quot;;[.C19];CONCATENATE([.C19];&quot; / &quot;;[.E19]))" office:value-type="string" office:string-value=":m 食べた物　間食 / 味噌スープ">
            <text:p>:m 食べた物　間食 / 味噌スープ</text:p>
          </table:table-cell>
          <table:table-cell table:style-name="ce31" table:number-columns-repeated="2"/>
          <table:table-cell table:number-columns-repeated="1015"/>
        </table:table-row>
        <table:table-row table:style-name="ro4">
          <table:table-cell table:style-name="ce3" office:value-type="float" office:value="19">
            <text:p>19</text:p>
          </table:table-cell>
          <table:table-cell table:style-name="ce3" office:value-type="string">
            <text:p>2019-11-22_05-37-02_000.jpg</text:p>
          </table:table-cell>
          <table:table-cell table:style-name="ce19" office:value-type="string">
            <text:p>:m 東和 PHOTO / 191122f / 代官山駅 / 渋谷区猿楽町計画ⅡB / １名 / 旭日電気工業（三井住友建設） / 出発時間 / N-35-35-28.57 E-139-34-49.82</text:p>
          </table:table-cell>
          <table:table-cell table:style-name="ce3"/>
          <table:table-cell table:style-name="ce3" table:formula="of:=[.F20]" office:value-type="string" office:string-value="N-35-35-28.57 E-139-34-49.82">
            <text:p>N-35-35-28.57 E-139-34-49.82</text:p>
          </table:table-cell>
          <table:table-cell table:style-name="ce3" office:value-type="string">
            <text:p>N-35-35-28.57 E-139-34-49.82</text:p>
          </table:table-cell>
          <table:table-cell table:style-name="ce30" table:formula="of:=IF([.E20]=&quot;&quot;;[.C20];CONCATENATE([.C20];&quot; / &quot;;[.E20]))" office:value-type="string" office:string-value=":m 東和 PHOTO / 191122f / 代官山駅 / 渋谷区猿楽町計画ⅡB / １名 / 旭日電気工業（三井住友建設） / 出発時間 / N-35-35-28.57 E-139-34-49.82 / N-35-35-28.57 E-139-34-49.82">
            <text:p>:m 東和 PHOTO / 191122f / 代官山駅 / 渋谷区猿楽町計画ⅡB / １名 / 旭日電気工業（三井住友建設） / 出発時間 / N-35-35-28.57 E-139-34-49.82 / N-35-35-28.57 E-139-34-49.82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19-11-22_06-33-27_000.jpg</text:p>
          </table:table-cell>
          <table:table-cell table:style-name="ce19" office:value-type="string">
            <text:p>:m 東和 PHOTO / 191122f / 代官山駅 / 渋谷区猿楽町計画ⅡB / １名 / 旭日電気工業（三井住友建設） / 現場状況 / N-35-39-0.55 E-139-42-10.04</text:p>
          </table:table-cell>
          <table:table-cell table:style-name="ce22"/>
          <table:table-cell table:style-name="ce3" table:formula="of:=[.F21]" office:value-type="string" office:string-value="N-35-39-0.55 E-139-42-10.04">
            <text:p>N-35-39-0.55 E-139-42-10.04</text:p>
          </table:table-cell>
          <table:table-cell table:style-name="ce3" office:value-type="string">
            <text:p>N-35-39-0.55 E-139-42-10.04</text:p>
          </table:table-cell>
          <table:table-cell table:style-name="ce30" table:formula="of:=IF([.E21]=&quot;&quot;;[.C21];CONCATENATE([.C21];&quot; / &quot;;[.E21]))" office:value-type="string" office:string-value=":m 東和 PHOTO / 191122f / 代官山駅 / 渋谷区猿楽町計画ⅡB / １名 / 旭日電気工業（三井住友建設） / 現場状況 / N-35-39-0.55 E-139-42-10.04 / N-35-39-0.55 E-139-42-10.04">
            <text:p>:m 東和 PHOTO / 191122f / 代官山駅 / 渋谷区猿楽町計画ⅡB / １名 / 旭日電気工業（三井住友建設） / 現場状況 / N-35-39-0.55 E-139-42-10.04 / N-35-39-0.55 E-139-42-10.04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19-11-22_06-33-30_000.jpg</text:p>
          </table:table-cell>
          <table:table-cell table:style-name="ce19" office:value-type="string">
            <text:p>:m 東和 PHOTO / 191122f / 代官山駅 / 渋谷区猿楽町計画ⅡB / １名 / 旭日電気工業（三井住友建設） / 現場状況 / N-35-39-0.42 E-139-42-9.93</text:p>
          </table:table-cell>
          <table:table-cell table:style-name="ce22"/>
          <table:table-cell table:style-name="ce3" table:formula="of:=[.F22]" office:value-type="string" office:string-value="N-35-39-0.42 E-139-42-9.93">
            <text:p>N-35-39-0.42 E-139-42-9.93</text:p>
          </table:table-cell>
          <table:table-cell table:style-name="ce3" office:value-type="string">
            <text:p>N-35-39-0.42 E-139-42-9.93</text:p>
          </table:table-cell>
          <table:table-cell table:style-name="ce30" table:formula="of:=IF([.E22]=&quot;&quot;;[.C22];CONCATENATE([.C22];&quot; / &quot;;[.E22]))" office:value-type="string" office:string-value=":m 東和 PHOTO / 191122f / 代官山駅 / 渋谷区猿楽町計画ⅡB / １名 / 旭日電気工業（三井住友建設） / 現場状況 / N-35-39-0.42 E-139-42-9.93 / N-35-39-0.42 E-139-42-9.93">
            <text:p>:m 東和 PHOTO / 191122f / 代官山駅 / 渋谷区猿楽町計画ⅡB / １名 / 旭日電気工業（三井住友建設） / 現場状況 / N-35-39-0.42 E-139-42-9.93 / N-35-39-0.42 E-139-42-9.93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19-11-22_06-34-18_000.jpg</text:p>
          </table:table-cell>
          <table:table-cell table:style-name="ce19" office:value-type="string">
            <text:p>:m 東和 PHOTO / 191122f / 代官山駅 / 渋谷区猿楽町計画ⅡB / １名 / 旭日電気工業（三井住友建設） / 現場状況 / N-35-39-0.17 E-139-42-9.49</text:p>
          </table:table-cell>
          <table:table-cell table:style-name="ce12"/>
          <table:table-cell table:style-name="ce3" table:formula="of:=[.F23]" office:value-type="string" office:string-value="N-35-39-0.17 E-139-42-9.49">
            <text:p>N-35-39-0.17 E-139-42-9.49</text:p>
          </table:table-cell>
          <table:table-cell table:style-name="ce3" office:value-type="string">
            <text:p>N-35-39-0.17 E-139-42-9.49</text:p>
          </table:table-cell>
          <table:table-cell table:style-name="ce30" table:formula="of:=IF([.E23]=&quot;&quot;;[.C23];CONCATENATE([.C23];&quot; / &quot;;[.E23]))" office:value-type="string" office:string-value=":m 東和 PHOTO / 191122f / 代官山駅 / 渋谷区猿楽町計画ⅡB / １名 / 旭日電気工業（三井住友建設） / 現場状況 / N-35-39-0.17 E-139-42-9.49 / N-35-39-0.17 E-139-42-9.49">
            <text:p>:m 東和 PHOTO / 191122f / 代官山駅 / 渋谷区猿楽町計画ⅡB / １名 / 旭日電気工業（三井住友建設） / 現場状況 / N-35-39-0.17 E-139-42-9.49 / N-35-39-0.17 E-139-42-9.49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19-11-22_18-34-00_000.jpg</text:p>
          </table:table-cell>
          <table:table-cell table:style-name="ce19" office:value-type="string">
            <text:p>:m 東和 PHOTO / 191122f / 代官山駅 / 渋谷区猿楽町計画ⅡB / １名 / 旭日電気工業（三井住友建設） / 帰宅時間 / N-35-35-29.48 E-139-34-49.54</text:p>
          </table:table-cell>
          <table:table-cell table:style-name="ce3"/>
          <table:table-cell table:style-name="ce3" table:formula="of:=[.F24]" office:value-type="string" office:string-value="N-35-35-29.48 E-139-34-49.54">
            <text:p>N-35-35-29.48 E-139-34-49.54</text:p>
          </table:table-cell>
          <table:table-cell table:style-name="ce3" office:value-type="string">
            <text:p>N-35-35-29.48 E-139-34-49.54</text:p>
          </table:table-cell>
          <table:table-cell table:style-name="ce30" table:formula="of:=IF([.E24]=&quot;&quot;;[.C24];CONCATENATE([.C24];&quot; / &quot;;[.E24]))" office:value-type="string" office:string-value=":m 東和 PHOTO / 191122f / 代官山駅 / 渋谷区猿楽町計画ⅡB / １名 / 旭日電気工業（三井住友建設） / 帰宅時間 / N-35-35-29.48 E-139-34-49.54 / N-35-35-29.48 E-139-34-49.54">
            <text:p>:m 東和 PHOTO / 191122f / 代官山駅 / 渋谷区猿楽町計画ⅡB / １名 / 旭日電気工業（三井住友建設） / 帰宅時間 / N-35-35-29.48 E-139-34-49.54 / N-35-35-29.48 E-139-34-49.54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19-11-22_21-21-40_000.jpg</text:p>
          </table:table-cell>
          <table:table-cell table:style-name="ce6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8 E-139-34-49.82</text:p>
          </table:table-cell>
          <table:table-cell table:style-name="ce30" table:formula="of:=IF([.E25]=&quot;&quot;;[.C25];CONCATENATE([.C25];&quot; / &quot;;[.E25]))" office:value-type="string" office:string-value=":m 食べた物">
            <text:p>:m 食べた物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19-11-22_23-29-35_000.jpg</text:p>
          </table:table-cell>
          <table:table-cell table:style-name="ce19" office:value-type="string">
            <text:p>:m 東和 PHOTO / 191122f / 代官山駅 / 渋谷区猿楽町計画ⅡB / １名 / 旭日電気工業（三井住友建設） / 日報</text:p>
          </table:table-cell>
          <table:table-cell table:style-name="ce3"/>
          <table:table-cell table:style-name="ce3"/>
          <table:table-cell table:style-name="ce3" office:value-type="string">
            <text:p>N-35-35-28.4 E-139-34-49.6</text:p>
          </table:table-cell>
          <table:table-cell table:style-name="ce30" table:formula="of:=IF([.E26]=&quot;&quot;;[.C26];CONCATENATE([.C26];&quot; / &quot;;[.E26]))" office:value-type="string" office:string-value=":m 東和 PHOTO / 191122f / 代官山駅 / 渋谷区猿楽町計画ⅡB / １名 / 旭日電気工業（三井住友建設） / 日報">
            <text:p>:m 東和 PHOTO / 191122f / 代官山駅 / 渋谷区猿楽町計画ⅡB / １名 / 旭日電気工業（三井住友建設） / 日報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19-11-22_23-57-14_000.jpg</text:p>
          </table:table-cell>
          <table:table-cell table:style-name="ce6" office:value-type="string">
            <text:p>:m Other / やること / 寝る前 / 東和仕事の日</text:p>
          </table:table-cell>
          <table:table-cell table:style-name="ce23"/>
          <table:table-cell table:style-name="ce3"/>
          <table:table-cell table:style-name="ce3" office:value-type="string">
            <text:p>N-35-35-28.66 E-139-34-49.65</text:p>
          </table:table-cell>
          <table:table-cell table:style-name="ce30" table:formula="of:=IF([.E27]=&quot;&quot;;[.C27];CONCATENATE([.C27];&quot; / &quot;;[.E27]))" office:value-type="string" office:string-value=":m Other / やること / 寝る前 / 東和仕事の日">
            <text:p>:m Other / やること / 寝る前 / 東和仕事の日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19-11-23_02-32-47_000.jpg</text:p>
          </table:table-cell>
          <table:table-cell table:style-name="ce13" office:value-type="string">
            <text:p>:m other / log / 寝る前　ウェブ閲覧　記録　（for オナニー） / 未了 </text:p>
          </table:table-cell>
          <table:table-cell table:style-name="ce22"/>
          <table:table-cell table:style-name="ce3"/>
          <table:table-cell table:style-name="ce3" office:value-type="string">
            <text:p>N-35-35-28.22 E-139-34-49.87</text:p>
          </table:table-cell>
          <table:table-cell table:style-name="ce30" table:formula="of:=IF([.E28]=&quot;&quot;;[.C28];CONCATENATE([.C28];&quot; / &quot;;[.E28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2019-11-23_11-02-42_000.jpg</text:p>
          </table:table-cell>
          <table:table-cell table:style-name="ce14" office:value-type="string">
            <text:p>:m :PHOTO 起きた時刻 / 2019</text:p>
          </table:table-cell>
          <table:table-cell table:style-name="ce22"/>
          <table:table-cell table:style-name="ce3"/>
          <table:table-cell table:style-name="ce3" office:value-type="string">
            <text:p>N-35-35-28.5 E-139-34-49.93</text:p>
          </table:table-cell>
          <table:table-cell table:style-name="ce30" table:formula="of:=IF([.E29]=&quot;&quot;;[.C29];CONCATENATE([.C29];&quot; / &quot;;[.E29]))" office:value-type="string" office:string-value=":m :PHOTO 起きた時刻 / 2019">
            <text:p>:m :PHOTO 起きた時刻 / 2019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2019-11-23_12-05-54_000.jpg</text:p>
          </table:table-cell>
          <table:table-cell table:style-name="ce14" office:value-type="string">
            <text:p>:m 食べた物　間食 / 味噌スープ</text:p>
          </table:table-cell>
          <table:table-cell table:style-name="ce12"/>
          <table:table-cell table:style-name="ce3"/>
          <table:table-cell table:style-name="ce3" office:value-type="string">
            <text:p>N-35-35-28.4 E-139-34-49.54</text:p>
          </table:table-cell>
          <table:table-cell table:style-name="ce30" table:formula="of:=IF([.E30]=&quot;&quot;;[.C30];CONCATENATE([.C30];&quot; / &quot;;[.E30]))" office:value-type="string" office:string-value=":m 食べた物　間食 / 味噌スープ">
            <text:p>:m 食べた物　間食 / 味噌スープ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30]+1" office:value-type="float" office:value="30">
            <text:p>30</text:p>
          </table:table-cell>
          <table:table-cell table:style-name="ce3" office:value-type="string">
            <text:p>2019-09-30_07-23-22_000.m4a</text:p>
          </table:table-cell>
          <table:table-cell table:style-name="ce21" office:value-type="string">
            <text:p>:VOICE-MEMO / @自室 / diary / 記録 / 明け方、息苦しくなった、寝てる時に意識が少し戻った、気づいた</text:p>
          </table:table-cell>
          <table:table-cell table:style-name="ce3"/>
          <table:table-cell table:style-name="ce3"/>
          <table:table-cell table:style-name="ce3"/>
          <table:table-cell table:style-name="ce30" table:formula="of:=IF([.E31]=&quot;&quot;;[.C31];CONCATENATE([.C31];&quot; / &quot;;[.E31]))" office:value-type="string" office:string-value=":VOICE-MEMO / @自室 / diary / 記録 / 明け方、息苦しくなった、寝てる時に意識が少し戻った、気づいた">
            <text:p>:VOICE-MEMO / @自室 / diary / 記録 / 明け方、息苦しくなった、寝てる時に意識が少し戻った、気づいた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31]+1" office:value-type="float" office:value="31">
            <text:p>31</text:p>
          </table:table-cell>
          <table:table-cell table:style-name="ce3" office:value-type="string">
            <text:p>2019-09-30_07-28-02_000.m4a</text:p>
          </table:table-cell>
          <table:table-cell table:style-name="ce21" office:value-type="string">
            <text:p>:VOICE-MEMO / @自室 / diary / 考え / 「処方」と「診断」について</text:p>
          </table:table-cell>
          <table:table-cell table:style-name="ce3"/>
          <table:table-cell table:style-name="ce3"/>
          <table:table-cell table:style-name="ce3"/>
          <table:table-cell table:style-name="ce30" table:formula="of:=IF([.E32]=&quot;&quot;;[.C32];CONCATENATE([.C32];&quot; / &quot;;[.E32]))" office:value-type="string" office:string-value=":VOICE-MEMO / @自室 / diary / 考え / 「処方」と「診断」について">
            <text:p>:VOICE-MEMO / @自室 / diary / 考え / 「処方」と「診断」について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32]+1" office:value-type="float" office:value="32">
            <text:p>32</text:p>
          </table:table-cell>
          <table:table-cell table:style-name="ce3" office:value-type="string">
            <text:p>2019-09-30_07-34-24_000.m4a</text:p>
          </table:table-cell>
          <table:table-cell table:style-name="ce21" office:value-type="string">
            <text:p>:VOICE-MEMO / @自室 / 知りたい / ベネズエラ、反体制派、国を売ってしまう人々、どこに所属しているのか？</text:p>
          </table:table-cell>
          <table:table-cell table:style-name="ce3"/>
          <table:table-cell table:style-name="ce3"/>
          <table:table-cell table:style-name="ce3"/>
          <table:table-cell table:style-name="ce30" table:formula="of:=IF([.E33]=&quot;&quot;;[.C33];CONCATENATE([.C33];&quot; / &quot;;[.E33]))" office:value-type="string" office:string-value=":VOICE-MEMO / @自室 / 知りたい / ベネズエラ、反体制派、国を売ってしまう人々、どこに所属しているのか？">
            <text:p>:VOICE-MEMO / @自室 / 知りたい / ベネズエラ、反体制派、国を売ってしまう人々、どこに所属しているのか？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33]+1" office:value-type="float" office:value="33">
            <text:p>33</text:p>
          </table:table-cell>
          <table:table-cell table:style-name="ce3" office:value-type="string">
            <text:p>2019-10-01_07-10-45_000.m4a</text:p>
          </table:table-cell>
          <table:table-cell table:style-name="ce21" office:value-type="string">
            <text:p>:VOICE-MEMO / @自室 / diary / 考え / 噛みしめについて</text:p>
          </table:table-cell>
          <table:table-cell table:style-name="ce3"/>
          <table:table-cell table:style-name="ce3"/>
          <table:table-cell table:style-name="ce3"/>
          <table:table-cell table:style-name="ce30" table:formula="of:=IF([.E34]=&quot;&quot;;[.C34];CONCATENATE([.C34];&quot; / &quot;;[.E34]))" office:value-type="string" office:string-value=":VOICE-MEMO / @自室 / diary / 考え / 噛みしめについて">
            <text:p>:VOICE-MEMO / @自室 / diary / 考え / 噛みしめについて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34]+1" office:value-type="float" office:value="34">
            <text:p>34</text:p>
          </table:table-cell>
          <table:table-cell table:style-name="ce3" office:value-type="string">
            <text:p>2019-10-01_07-26-09_000.m4a</text:p>
          </table:table-cell>
          <table:table-cell table:style-name="ce21" office:value-type="string">
            <text:p>:VOICE-MEMO / @自室 / diary / 始めたこと / 電源タップ、６穴</text:p>
          </table:table-cell>
          <table:table-cell table:style-name="ce3"/>
          <table:table-cell table:style-name="ce3"/>
          <table:table-cell table:style-name="ce3"/>
          <table:table-cell table:style-name="ce30" table:formula="of:=IF([.E35]=&quot;&quot;;[.C35];CONCATENATE([.C35];&quot; / &quot;;[.E35]))" office:value-type="string" office:string-value=":VOICE-MEMO / @自室 / diary / 始めたこと / 電源タップ、６穴">
            <text:p>:VOICE-MEMO / @自室 / diary / 始めたこと / 電源タップ、６穴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35]+1" office:value-type="float" office:value="35">
            <text:p>35</text:p>
          </table:table-cell>
          <table:table-cell table:style-name="ce3" office:value-type="string">
            <text:p>2019-10-01_07-30-40_000.m4a</text:p>
          </table:table-cell>
          <table:table-cell table:style-name="ce21" office:value-type="string">
            <text:p>:VOICE-MEMO / @自宅 / idea / kb / 2019-0930_16-43のクリップ</text:p>
          </table:table-cell>
          <table:table-cell table:style-name="ce3"/>
          <table:table-cell table:style-name="ce3"/>
          <table:table-cell table:style-name="ce3"/>
          <table:table-cell table:style-name="ce30" table:formula="of:=IF([.E36]=&quot;&quot;;[.C36];CONCATENATE([.C36];&quot; / &quot;;[.E36]))" office:value-type="string" office:string-value=":VOICE-MEMO / @自宅 / idea / kb / 2019-0930_16-43のクリップ">
            <text:p>:VOICE-MEMO / @自宅 / idea / kb / 2019-0930_16-43のクリップ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36]+1" office:value-type="float" office:value="36">
            <text:p>36</text:p>
          </table:table-cell>
          <table:table-cell table:style-name="ce3" office:value-type="string">
            <text:p>2019-10-01_07-32-37_000.m4a</text:p>
          </table:table-cell>
          <table:table-cell table:style-name="ce21" office:value-type="string">
            <text:p>:VOICE-MEMO / @自宅 / diary / 初めて / ボイスメモ、日本語以外、英語</text:p>
          </table:table-cell>
          <table:table-cell table:style-name="ce3"/>
          <table:table-cell table:style-name="ce3"/>
          <table:table-cell table:style-name="ce3"/>
          <table:table-cell table:style-name="ce30" table:formula="of:=IF([.E37]=&quot;&quot;;[.C37];CONCATENATE([.C37];&quot; / &quot;;[.E37]))" office:value-type="string" office:string-value=":VOICE-MEMO / @自宅 / diary / 初めて / ボイスメモ、日本語以外、英語">
            <text:p>:VOICE-MEMO / @自宅 / diary / 初めて / ボイスメモ、日本語以外、英語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37]+1" office:value-type="float" office:value="37">
            <text:p>37</text:p>
          </table:table-cell>
          <table:table-cell table:style-name="ce3" office:value-type="string">
            <text:p>2019-11-21_17-18-40_000.mov</text:p>
          </table:table-cell>
          <table:table-cell table:style-name="ce6" office:value-type="string">
            <text:p>:VIDEO / @自宅 / メモ / guitar,gt / 演奏、play / g-1121-1 / et-9a.n tune=DADGAD,em=1p;s1,R=1</text:p>
          </table:table-cell>
          <table:table-cell table:style-name="ce3"/>
          <table:table-cell table:style-name="ce3"/>
          <table:table-cell table:style-name="ce3"/>
          <table:table-cell table:style-name="ce30" table:formula="of:=IF([.E38]=&quot;&quot;;[.C38];CONCATENATE([.C38];&quot; / &quot;;[.E38]))" office:value-type="string" office:string-value=":VIDEO / @自宅 / メモ / guitar,gt / 演奏、play / g-1121-1 / et-9a.n tune=DADGAD,em=1p;s1,R=1">
            <text:p>:VIDEO / @自宅 / メモ / guitar,gt / 演奏、play / g-1121-1 / et-9a.n tune=DADGAD,em=1p;s1,R=1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38]+1" office:value-type="float" office:value="38">
            <text:p>38</text:p>
          </table:table-cell>
          <table:table-cell table:style-name="ce3" office:value-type="string">
            <text:p>2019-11-22_04-16-39_000.m4a</text:p>
          </table:table-cell>
          <table:table-cell table:style-name="ce21" office:value-type="string">
            <text:p>:VOICE-MEMO / @自宅 / diary / 記録 / 身体 / 胸の、心臓のあたりが痛い</text:p>
          </table:table-cell>
          <table:table-cell table:style-name="ce22"/>
          <table:table-cell table:style-name="ce3"/>
          <table:table-cell table:style-name="ce3"/>
          <table:table-cell table:style-name="ce30" table:formula="of:=IF([.E39]=&quot;&quot;;[.C39];CONCATENATE([.C39];&quot; / &quot;;[.E39]))" office:value-type="string" office:string-value=":VOICE-MEMO / @自宅 / diary / 記録 / 身体 / 胸の、心臓のあたりが痛い">
            <text:p>:VOICE-MEMO / @自宅 / diary / 記録 / 身体 / 胸の、心臓のあたりが痛い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39]+1" office:value-type="float" office:value="39">
            <text:p>39</text:p>
          </table:table-cell>
          <table:table-cell table:style-name="ce3" office:value-type="string">
            <text:p>2019-11-22_04-21-18_000.m4a</text:p>
          </table:table-cell>
          <table:table-cell table:style-name="ce21" office:value-type="string">
            <text:p>:VOICE-MEMO / @自宅 / diary / 記録 / 身体 / 心臓のあたりの痛み、対応法</text:p>
          </table:table-cell>
          <table:table-cell table:style-name="ce12"/>
          <table:table-cell table:style-name="ce3"/>
          <table:table-cell table:style-name="ce3"/>
          <table:table-cell table:style-name="ce30" table:formula="of:=IF([.E40]=&quot;&quot;;[.C40];CONCATENATE([.C40];&quot; / &quot;;[.E40]))" office:value-type="string" office:string-value=":VOICE-MEMO / @自宅 / diary / 記録 / 身体 / 心臓のあたりの痛み、対応法">
            <text:p>:VOICE-MEMO / @自宅 / diary / 記録 / 身体 / 心臓のあたりの痛み、対応法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40]+1" office:value-type="float" office:value="40">
            <text:p>40</text:p>
          </table:table-cell>
          <table:table-cell table:style-name="ce3" office:value-type="string">
            <text:p>2019-11-22_04-36-15_000.mov</text:p>
          </table:table-cell>
          <table:table-cell table:style-name="ce14" office:value-type="string">
            <text:p>:VIDEO / @自室 / 記録 / diary / about=仕事用の弁当、入れ方 / t=朝 / 汁物を、ジプロックに入れている</text:p>
          </table:table-cell>
          <table:table-cell table:style-name="ce22"/>
          <table:table-cell table:style-name="ce3"/>
          <table:table-cell table:style-name="ce3"/>
          <table:table-cell table:style-name="ce30" table:formula="of:=IF([.E41]=&quot;&quot;;[.C41];CONCATENATE([.C41];&quot; / &quot;;[.E41]))" office:value-type="string" office:string-value=":VIDEO / @自室 / 記録 / diary / about=仕事用の弁当、入れ方 / t=朝 / 汁物を、ジプロックに入れている">
            <text:p>:VIDEO / @自室 / 記録 / diary / about=仕事用の弁当、入れ方 / t=朝 / 汁物を、ジプロックに入れている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41]+1" office:value-type="float" office:value="41">
            <text:p>41</text:p>
          </table:table-cell>
          <table:table-cell table:style-name="ce3" office:value-type="string">
            <text:p>2019-11-23_11-17-42_000.mov</text:p>
          </table:table-cell>
          <table:table-cell table:style-name="ce21" office:value-type="string">
            <text:p>:VIDEO / @自室 / 考え / about=依存について / t=午前中 / アダルト動画、飲酒、アダルト動画は、もう要らない</text:p>
          </table:table-cell>
          <table:table-cell table:style-name="ce3"/>
          <table:table-cell table:style-name="ce3"/>
          <table:table-cell table:style-name="ce3"/>
          <table:table-cell table:style-name="ce30" table:formula="of:=IF([.E42]=&quot;&quot;;[.C42];CONCATENATE([.C42];&quot; / &quot;;[.E42]))" office:value-type="string" office:string-value=":VIDEO / @自室 / 考え / about=依存について / t=午前中 / アダルト動画、飲酒、アダルト動画は、もう要らない">
            <text:p>:VIDEO / @自室 / 考え / about=依存について / t=午前中 / アダルト動画、飲酒、アダルト動画は、もう要らない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42]+1" office:value-type="float" office:value="42">
            <text:p>42</text:p>
          </table:table-cell>
          <table:table-cell table:style-name="ce3" office:value-type="string">
            <text:p>2019-11-23_11-20-58_000.mov</text:p>
          </table:table-cell>
          <table:table-cell table:style-name="ce21" office:value-type="string">
            <text:p>:VIDEO / @自室 / 考え / about=依存について / t=午前中 / アダルト動画を見ない、その時の自分を、見捨てない</text:p>
          </table:table-cell>
          <table:table-cell table:style-name="ce3"/>
          <table:table-cell table:style-name="ce3"/>
          <table:table-cell table:style-name="ce3"/>
          <table:table-cell table:style-name="ce30" table:formula="of:=IF([.E43]=&quot;&quot;;[.C43];CONCATENATE([.C43];&quot; / &quot;;[.E43]))" office:value-type="string" office:string-value=":VIDEO / @自室 / 考え / about=依存について / t=午前中 / アダルト動画を見ない、その時の自分を、見捨てない">
            <text:p>:VIDEO / @自室 / 考え / about=依存について / t=午前中 / アダルト動画を見ない、その時の自分を、見捨てない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formula="of:=[.A43]+1" office:value-type="float" office:value="43">
            <text:p>43</text:p>
          </table:table-cell>
          <table:table-cell table:style-name="ce3" office:value-type="string">
            <text:p>2019-11-23_11-48-08_000.mov</text:p>
          </table:table-cell>
          <table:table-cell table:style-name="ce21" office:value-type="string">
            <text:p>:VIDEO / @自宅 / 体操 / 朝 / スクワット / var / テンポについて</text:p>
          </table:table-cell>
          <table:table-cell table:style-name="ce3"/>
          <table:table-cell table:style-name="ce3"/>
          <table:table-cell table:style-name="ce3"/>
          <table:table-cell table:style-name="ce30" table:formula="of:=IF([.E44]=&quot;&quot;;[.C44];CONCATENATE([.C44];&quot; / &quot;;[.E44]))" office:value-type="string" office:string-value=":VIDEO / @自宅 / 体操 / 朝 / スクワット / var / テンポについて">
            <text:p>:VIDEO / @自宅 / 体操 / 朝 / スクワット / var / テンポについて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1"/>
          <table:table-cell table:style-name="ce3"/>
          <table:table-cell table:style-name="ce3"/>
          <table:table-cell table:style-name="ce3"/>
          <table:table-cell table:style-name="ce30" table:formula="of:=IF([.E45]=&quot;&quot;;[.C45];CONCATENATE([.C45];&quot; / &quot;;[.E4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1"/>
          <table:table-cell table:style-name="ce3"/>
          <table:table-cell table:style-name="ce3"/>
          <table:table-cell table:style-name="ce3"/>
          <table:table-cell table:style-name="ce30" table:formula="of:=IF([.E46]=&quot;&quot;;[.C46];CONCATENATE([.C46];&quot; / &quot;;[.E4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7]=&quot;&quot;;[.C47];CONCATENATE([.C47];&quot; / &quot;;[.E4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8]=&quot;&quot;;[.C48];CONCATENATE([.C48];&quot; / &quot;;[.E4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0" table:formula="of:=IF([.E49]=&quot;&quot;;[.C49];CONCATENATE([.C49];&quot; / &quot;;[.E4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0]=&quot;&quot;;[.C50];CONCATENATE([.C50];&quot; / &quot;;[.E5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1]=&quot;&quot;;[.C51];CONCATENATE([.C51];&quot; / &quot;;[.E5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2]=&quot;&quot;;[.C52];CONCATENATE([.C52];&quot; / &quot;;[.E5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2"/>
          <table:table-cell table:style-name="ce3"/>
          <table:table-cell table:style-name="ce3"/>
          <table:table-cell table:style-name="ce30" table:formula="of:=IF([.E53]=&quot;&quot;;[.C53];CONCATENATE([.C53];&quot; / &quot;;[.E5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4]=&quot;&quot;;[.C54];CONCATENATE([.C54];&quot; / &quot;;[.E5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5]=&quot;&quot;;[.C55];CONCATENATE([.C55];&quot; / &quot;;[.E5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6]=&quot;&quot;;[.C56];CONCATENATE([.C56];&quot; / &quot;;[.E5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7]=&quot;&quot;;[.C57];CONCATENATE([.C57];&quot; / &quot;;[.E5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8]=&quot;&quot;;[.C58];CONCATENATE([.C58];&quot; / &quot;;[.E5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59]=&quot;&quot;;[.C59];CONCATENATE([.C59];&quot; / &quot;;[.E5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2"/>
          <table:table-cell table:style-name="ce3"/>
          <table:table-cell table:style-name="ce3"/>
          <table:table-cell table:style-name="ce30" table:formula="of:=IF([.E60]=&quot;&quot;;[.C60];CONCATENATE([.C60];&quot; / &quot;;[.E60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/>
          <table:table-cell table:style-name="ce30" table:formula="of:=IF([.E61]=&quot;&quot;;[.C61];CONCATENATE([.C61];&quot; / &quot;;[.E61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2"/>
          <table:table-cell table:style-name="ce3"/>
          <table:table-cell table:style-name="ce3"/>
          <table:table-cell table:style-name="ce30" table:formula="of:=IF([.E62]=&quot;&quot;;[.C62];CONCATENATE([.C62];&quot; / &quot;;[.E62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63]=&quot;&quot;;[.C63];CONCATENATE([.C63];&quot; / &quot;;[.E63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64]=&quot;&quot;;[.C64];CONCATENATE([.C64];&quot; / &quot;;[.E64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65]=&quot;&quot;;[.C65];CONCATENATE([.C65];&quot; / &quot;;[.E65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0" table:formula="of:=IF([.E66]=&quot;&quot;;[.C66];CONCATENATE([.C66];&quot; / &quot;;[.E66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67]=&quot;&quot;;[.C67];CONCATENATE([.C67];&quot; / &quot;;[.E67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68]=&quot;&quot;;[.C68];CONCATENATE([.C68];&quot; / &quot;;[.E68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69]=&quot;&quot;;[.C69];CONCATENATE([.C69];&quot; / &quot;;[.E69]))" office:value-type="float" office:value="0">
            <text:p>0</text:p>
          </table:table-cell>
          <table:table-cell table:style-name="ce3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30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0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2"/>
          <table:table-cell table:style-name="ce3"/>
          <table:table-cell table:style-name="ce3"/>
          <table:table-cell table:style-name="ce3"/>
          <table:table-cell table:style-name="ce30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5" table:number-rows-repeated="7">
          <table:table-cell table:number-columns-repeated="2"/>
          <table:table-cell table:style-name="ce24"/>
          <table:table-cell table:number-columns-repeated="3"/>
          <table:table-cell table:style-name="ce30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8">
            <text:p>28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44">
            <text:p>44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26" office:value-type="float" office:value="44">
            <text:p>44</text:p>
          </table:table-cell>
          <table:table-cell table:number-columns-repeated="1021"/>
        </table:table-row>
        <table:table-row table:style-name="ro5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7" table:formula="of:=COUNTBLANK([.$C$2:.C4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7" table:formula="of:=COUNTIF([.$C$2:.$C44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7" table:formula="of:=SUM(data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7" table:formula="of:=COUNTA([.$B$2:.$B44])" office:value-type="float" office:value="43">
            <text:p>43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10" office:value-type="string">
            <text:p>blanks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4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7" table:formula="of:=COUNTIF([.$C$2:.$C44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7" table:formula="of:=COUNTIF([.$C$2:.$C4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7" table:formula="of:=COUNTIF([.$C$2:.$C44];&quot;:m X-X&quot;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7" table:formula="of:=COUNTIF([.$C$2:.$C44];[.B4424])" office:value-type="float" office:value="0">
            <text:p>0</text:p>
          </table:table-cell>
          <table:table-cell table:number-columns-repeated="1021"/>
        </table:table-row>
        <table:table-row table:style-name="ro9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7" table:formula="of:=COUNTIF([.$C$2:.$C44];[.B44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44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/>
          <table:table-cell table:style-name="ce11"/>
          <table:table-cell table:number-columns-repeated="1022"/>
        </table:table-row>
        <table:table-row table:style-name="ro8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11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寝た時刻 / 2019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1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 / k-11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3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5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5" table:number-rows-repeated="4115">
          <table:table-cell table:number-columns-repeated="1024"/>
        </table:table-row>
        <table:table-row table:style-name="ro5">
          <table:table-cell/>
          <table:table-cell/>
          <table:table-cell table:number-columns-repeated="1022"/>
        </table:table-row>
        <table:table-row table:style-name="ro5" table:number-rows-repeated="1044151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3">2019/11/23</text:date>, <text:time>14:40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1-23T14:40:55.89</dc:date>
    <dc:creator>iwabuchi ken</dc:creator>
    <meta:editing-duration>P13DT12H47M40S</meta:editing-duration>
    <meta:editing-cycles>5487</meta:editing-cycles>
    <meta:document-statistic meta:table-count="1" meta:cell-count="812" meta:object-count="0"/>
  </office:meta>
</office:document-meta>
</file>